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ignPatterns" style:family="table">
      <style:table-properties style:width="17cm" table:align="center"/>
    </style:style>
    <style:style style:name="DesignPatterns.A" style:family="table-column">
      <style:table-column-properties style:column-width="3.399cm"/>
    </style:style>
    <style:style style:name="DesignPatterns.B" style:family="table-column">
      <style:table-column-properties style:column-width="3.401cm"/>
    </style:style>
    <style:style style:name="DesignPatterns.A1" style:family="table-cell">
      <style:table-cell-properties fo:padding="0.097cm" fo:border-left="0.05pt solid #000000" fo:border-right="none" fo:border-top="0.05pt solid #000000" fo:border-bottom="0.05pt solid #000000"/>
    </style:style>
    <style:style style:name="DesignPatterns.E1" style:family="table-cell">
      <style:table-cell-properties fo:padding="0.097cm" fo:border="0.05pt solid #000000"/>
    </style:style>
    <style:style style:name="DesignPatterns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DesignPatterns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officeooo:rsid="0005c667" officeooo:paragraph-rsid="0005c66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c667" officeooo:paragraph-rsid="0005c667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officeooo:rsid="00074b23" officeooo:paragraph-rsid="00074b23"/>
    </style:style>
    <style:style style:name="P4" style:family="paragraph" style:parent-style-name="Table_20_Contents">
      <style:paragraph-properties fo:text-align="center" style:justify-single-word="false"/>
      <style:text-properties fo:color="#009900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9900" fo:font-weight="bold" officeooo:rsid="00074b23" officeooo:paragraph-rsid="00074b2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05c667" officeooo:paragraph-rsid="0005c667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officeooo:rsid="00082794" officeooo:paragraph-rsid="00082794"/>
    </style:style>
    <style:style style:name="P8" style:family="paragraph" style:parent-style-name="Table_20_Contents">
      <style:paragraph-properties fo:text-align="justify" style:justify-single-word="false"/>
      <style:text-properties officeooo:rsid="00082794" officeooo:paragraph-rsid="00082794"/>
    </style:style>
    <style:style style:name="P9" style:family="paragraph" style:parent-style-name="Table_20_Contents">
      <style:paragraph-properties fo:text-align="justify" style:justify-single-word="false"/>
      <style:text-properties officeooo:rsid="00079149" officeooo:paragraph-rsid="00079149"/>
    </style:style>
    <style:style style:name="P10" style:family="paragraph" style:parent-style-name="Table_20_Contents">
      <style:paragraph-properties fo:text-align="center" style:justify-single-word="false"/>
      <style:text-properties officeooo:rsid="0008d140" officeooo:paragraph-rsid="0008d140"/>
    </style:style>
    <style:style style:name="P11" style:family="paragraph" style:parent-style-name="Table_20_Contents">
      <style:paragraph-properties fo:text-align="justify" style:justify-single-word="false"/>
      <style:text-properties officeooo:rsid="0008d140" officeooo:paragraph-rsid="0008d140"/>
    </style:style>
    <style:style style:name="P12" style:family="paragraph" style:parent-style-name="Table_20_Contents">
      <style:paragraph-properties fo:text-align="justify" style:justify-single-word="false"/>
      <style:text-properties officeooo:rsid="00093be2" officeooo:paragraph-rsid="00093be2"/>
    </style:style>
    <style:style style:name="P13" style:family="paragraph" style:parent-style-name="Table_20_Contents">
      <style:paragraph-properties fo:text-align="center" style:justify-single-word="false"/>
      <style:text-properties officeooo:rsid="00093be2" officeooo:paragraph-rsid="00093be2"/>
    </style:style>
    <style:style style:name="P14" style:family="paragraph" style:parent-style-name="Table_20_Contents">
      <style:paragraph-properties fo:text-align="center" style:justify-single-word="false"/>
      <style:text-properties officeooo:rsid="0009cbb9" officeooo:paragraph-rsid="0009cbb9"/>
    </style:style>
    <style:style style:name="P15" style:family="paragraph" style:parent-style-name="Table_20_Contents">
      <style:paragraph-properties fo:text-align="justify" style:justify-single-word="false"/>
      <style:text-properties officeooo:rsid="0009cbb9" officeooo:paragraph-rsid="0009cbb9"/>
    </style:style>
    <style:style style:name="P16" style:family="paragraph" style:parent-style-name="Table_20_Contents">
      <style:paragraph-properties fo:text-align="center" style:justify-single-word="false"/>
      <style:text-properties officeooo:rsid="000a89da" officeooo:paragraph-rsid="000a89da"/>
    </style:style>
    <style:style style:name="P17" style:family="paragraph" style:parent-style-name="Table_20_Contents">
      <style:paragraph-properties fo:text-align="justify" style:justify-single-word="false"/>
      <style:text-properties officeooo:rsid="000a89da" officeooo:paragraph-rsid="000a89da"/>
    </style:style>
    <style:style style:name="P18" style:family="paragraph" style:parent-style-name="Table_20_Contents">
      <style:paragraph-properties fo:text-align="center" style:justify-single-word="false"/>
      <style:text-properties officeooo:rsid="000c3784" officeooo:paragraph-rsid="000c3784"/>
    </style:style>
    <style:style style:name="P19" style:family="paragraph" style:parent-style-name="Table_20_Contents">
      <style:paragraph-properties fo:text-align="center" style:justify-single-word="false"/>
      <style:text-properties officeooo:rsid="000ca785" officeooo:paragraph-rsid="000ca785"/>
    </style:style>
    <style:style style:name="P20" style:family="paragraph" style:parent-style-name="Table_20_Contents">
      <style:paragraph-properties fo:text-align="justify" style:justify-single-word="false"/>
      <style:text-properties officeooo:rsid="000ca785" officeooo:paragraph-rsid="000ca785"/>
    </style:style>
    <style:style style:name="P21" style:family="paragraph" style:parent-style-name="Table_20_Contents">
      <style:paragraph-properties fo:text-align="justify" style:justify-single-word="false"/>
      <style:text-properties officeooo:rsid="000ca785" officeooo:paragraph-rsid="000dfe40"/>
    </style:style>
    <style:style style:name="T1" style:family="text">
      <style:text-properties officeooo:rsid="0008d140"/>
    </style:style>
    <style:style style:name="T2" style:family="text">
      <style:text-properties officeooo:rsid="000dfe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PATTERNS </text:p>
      <text:p text:style-name="P1"/>
      <table:table table:name="DesignPatterns" table:style-name="DesignPatterns">
        <table:table-column table:style-name="DesignPatterns.A"/>
        <table:table-column table:style-name="DesignPatterns.B"/>
        <table:table-column table:style-name="DesignPatterns.A"/>
        <table:table-column table:style-name="DesignPatterns.B" table:number-columns-repeated="2"/>
        <table:table-row>
          <table:table-cell table:style-name="DesignPatterns.A1" office:value-type="string">
            <text:p text:style-name="P4"/>
          </table:table-cell>
          <table:table-cell table:style-name="DesignPatterns.A1" office:value-type="string">
            <text:p text:style-name="P5">Implementação</text:p>
          </table:table-cell>
          <table:table-cell table:style-name="DesignPatterns.A1" office:value-type="string">
            <text:p text:style-name="P5">Funcionalidade</text:p>
          </table:table-cell>
          <table:table-cell table:style-name="DesignPatterns.A1" office:value-type="string">
            <text:p text:style-name="P5">Classes </text:p>
          </table:table-cell>
          <table:table-cell table:style-name="DesignPatterns.E1" office:value-type="string">
            <text:p text:style-name="P5">Utilidade</text:p>
          </table:table-cell>
        </table:table-row>
        <table:table-row>
          <table:table-cell table:style-name="DesignPatterns.A2" office:value-type="string">
            <text:p text:style-name="P3">MVC</text:p>
          </table:table-cell>
          <table:table-cell table:style-name="DesignPatterns.A2" office:value-type="string">
            <text:p text:style-name="P20">Classes GameController,GameModel e GameView, <text:span text:style-name="T2">representando, respetivamente, o controlador, o modelo e a ‘view’ do jogo, isto é, os seus módulos.</text:span></text:p>
          </table:table-cell>
          <table:table-cell table:style-name="DesignPatterns.A2" office:value-type="string">
            <text:p text:style-name="P21">O objeto da classe GameView <text:span text:style-name="T2">notifica o controlador <text:s/>para que este faça update do modelo. Posteriormente, <text:s/>o primeiro objeto</text:span> <text:span text:style-name="T2">obtém os dados do modelo, de modo a que se proceda à visualização do jogo.</text:span></text:p>
          </table:table-cell>
          <table:table-cell table:style-name="DesignPatterns.A2" office:value-type="string">
            <text:p text:style-name="P19">GameController</text:p>
            <text:p text:style-name="P19">GameModel</text:p>
            <text:p text:style-name="P19">GameView</text:p>
          </table:table-cell>
          <table:table-cell table:style-name="DesignPatterns.E2" office:value-type="string">
            <text:p text:style-name="P20">Separar os vários módulos da aplicação: os dados, a manipulação desses dados e a sua visualização. </text:p>
          </table:table-cell>
        </table:table-row>
        <table:table-row>
          <table:table-cell table:style-name="DesignPatterns.A2" office:value-type="string">
            <text:p text:style-name="P18">FlyWeight, Factory</text:p>
          </table:table-cell>
          <table:table-cell table:style-name="DesignPatterns.A2" office:value-type="string">
            <text:p text:style-name="P17">Classe ViewFactory contendo um atributo estático que consiste num map cujas chaves são tipos dos modelos do jogo e os valores correspondentes são objetos do tipo EntityView. </text:p>
          </table:table-cell>
          <table:table-cell table:style-name="DesignPatterns.A2" office:value-type="string">
            <text:p text:style-name="P17">Retornar uma EntityView para um modelo especificado, através da função makeView da classe ViewFactory. Posteriormente, esse modelo poderá ser usado por um objeto da classe GameView. </text:p>
          </table:table-cell>
          <table:table-cell table:style-name="DesignPatterns.A2" office:value-type="string">
            <text:p text:style-name="P16">ViewFactory</text:p>
          </table:table-cell>
          <table:table-cell table:style-name="DesignPatterns.E2" office:value-type="string">
            <text:p text:style-name="P17">Evitar a repetição de sprites para objetos de um mesmo tipo. Deste modo, consegue-se diminuir o custo da aplicação em termos de memória.</text:p>
          </table:table-cell>
        </table:table-row>
        <table:table-row>
          <table:table-cell table:style-name="DesignPatterns.A2" office:value-type="string">
            <text:p text:style-name="P3">Object Pool</text:p>
          </table:table-cell>
          <table:table-cell table:style-name="DesignPatterns.A2" office:value-type="string">
            <text:p text:style-name="P8">Pool (classe <text:s/>de LibGDX) constituída por objetos da classe PlatformModel. </text:p>
          </table:table-cell>
          <table:table-cell table:style-name="DesignPatterns.A2" office:value-type="string">
            <text:p text:style-name="P8">Reutilizar plataformas que já não estejam na área visível do jogo.</text:p>
          </table:table-cell>
          <table:table-cell table:style-name="DesignPatterns.A2" office:value-type="string">
            <text:p text:style-name="P7">GameModel</text:p>
          </table:table-cell>
          <table:table-cell table:style-name="DesignPatterns.E2" office:value-type="string">
            <text:p text:style-name="P9">Otimizar a performance do jogo e minimizar o uso de memória.</text:p>
          </table:table-cell>
        </table:table-row>
        <table:table-row>
          <table:table-cell table:style-name="DesignPatterns.A2" office:value-type="string">
            <text:p text:style-name="P3">State</text:p>
          </table:table-cell>
          <table:table-cell table:style-name="DesignPatterns.A2" office:value-type="string">
            <text:p text:style-name="P13">Máquina de estados.</text:p>
          </table:table-cell>
          <table:table-cell table:style-name="DesignPatterns.A2" office:value-type="string">
            <text:p text:style-name="P13">Modificar o comportamento do <text:s text:c="2"/></text:p>
            <text:p text:style-name="P13">personagem quando o seu estado interno muda.</text:p>
          </table:table-cell>
          <table:table-cell table:style-name="DesignPatterns.A2" office:value-type="string">
            <text:p text:style-name="P13">PlayerModel</text:p>
            <text:p text:style-name="P13">State</text:p>
          </table:table-cell>
          <table:table-cell table:style-name="DesignPatterns.E2" office:value-type="string">
            <text:p text:style-name="P12">Evitar que as ações do personagem se sobreponham, tal como: saltar quando o salto anterior ainda não terminou.</text:p>
          </table:table-cell>
        </table:table-row>
        <table:table-row>
          <table:table-cell table:style-name="DesignPatterns.A2" office:value-type="string">
            <text:p text:style-name="P3">GameLoop</text:p>
          </table:table-cell>
          <table:table-cell table:style-name="DesignPatterns.A2" office:value-type="string">
            <text:p text:style-name="P7">Espera (através da função sleep()) no método <text:span text:style-name="T1">render</text:span> da <text:span text:style-name="T1">classe</text:span> GameView.</text:p>
          </table:table-cell>
          <table:table-cell table:style-name="DesignPatterns.A2" office:value-type="string">
            <text:p text:style-name="P11">Manipular a taxa de render do jogo.</text:p>
          </table:table-cell>
          <table:table-cell table:style-name="DesignPatterns.A2" office:value-type="string">
            <text:p text:style-name="P10">GameView</text:p>
          </table:table-cell>
          <table:table-cell table:style-name="DesignPatterns.E2" office:value-type="string">
            <text:p text:style-name="P12">Assegurar o correto render do jogo, especificando o número de frames que queremos que sofram essa operação.</text:p>
          </table:table-cell>
        </table:table-row>
        <text:soft-page-break/>
        <table:table-row>
          <table:table-cell table:style-name="DesignPatterns.A2" office:value-type="string">
            <text:p text:style-name="P3">Strategy</text:p>
          </table:table-cell>
          <table:table-cell table:style-name="DesignPatterns.A2" office:value-type="string">
            <text:p text:style-name="P14">Interface Strategy, instanciada na classe PlayerModel.</text:p>
          </table:table-cell>
          <table:table-cell table:style-name="DesignPatterns.A2" office:value-type="string">
            <text:p text:style-name="P15">Definir diferentes algoritmos para as ações do personagem. Em <text:s/>momentos distintos do jogo e para uma mesma ação, o personagem poderá comportar-se de maneira diferente. </text:p>
          </table:table-cell>
          <table:table-cell table:style-name="DesignPatterns.A2" office:value-type="string">
            <text:p text:style-name="P13">PlayerModel</text:p>
            <text:p text:style-name="P14"/>
          </table:table-cell>
          <table:table-cell table:style-name="DesignPatterns.E2" office:value-type="string">
            <text:p text:style-name="P15">Permitir ao personagem adotar diferentes comportamentos consoante os ‘boosts’ que colecionar durante o jog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03:27.973809656</meta:creation-date>
    <dc:date>2018-04-26T19:43:33.534251971</dc:date>
    <meta:editing-duration>PT10M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39" meta:word-count="313" meta:character-count="2079" meta:non-whitespace-character-count="1791"/>
  </office:meta>
</office:document-meta>
</file>